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4-09-03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4-05-0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4-02-2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3-11-3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3-08-1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3-06-0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2-11-1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2-09-07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2-03-21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1-08-02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0-12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20-01-2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9-07-24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9-04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8-12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8-10-0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8-08-09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8-06-1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8-02-0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7-11-18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7-07-12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7-05-23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7-03-2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7-01-18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6-11-22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6-10-31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6-09-20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2016-07-27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10-30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10-01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07-2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05-14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03-30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02-20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2-01-0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12-0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11-07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10-0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9-10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8-16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7-0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5-30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4-2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3-2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3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2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1-01-16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12-1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11-1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10-2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9-26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8-29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7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6-27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6-0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4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3-2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90-03-0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9-10-11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9-09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9-01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8-10-3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8-08-24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8-05-3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8-03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8-01-1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7-10-0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7-06-1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6-12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6-06-30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6-04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6-04-2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6-02-2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12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11-13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10-0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09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07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05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03-1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5-01-22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4-12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4-10-25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4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4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12-0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10-25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9-2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6-23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6-22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5-1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3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2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3-01-21 1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10-25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09-08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07-2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06-30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05-2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4303064484400</text:p>
          </table:table-cell>
          <table:table-cell office:value-type="string" calcext:value-type="string">
            <text:p>1982-03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1" meta:object-count="0"/>
    <meta:user-defined meta:name="AppVersion">3.0</meta:user-defined>
  </office:meta>
</office:document-meta>
</file>